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1pt" fo:font-weight="bold" officeooo:rsid="0018d8b3" officeooo:paragraph-rsid="0018d8b3" style:font-size-asian="11pt" style:font-weight-asian="bold" style:font-size-complex="11pt" style:font-weight-complex="bold"/>
    </style:style>
    <style:style style:name="P2" style:family="paragraph" style:parent-style-name="Standard">
      <style:text-properties style:font-name="Arial1" fo:font-size="11pt" officeooo:rsid="0018d8b3" officeooo:paragraph-rsid="0018d8b3" style:font-size-asian="11pt" style:font-size-complex="11pt"/>
    </style:style>
    <style:style style:name="T1" style:family="text">
      <style:text-properties style:text-position="super 58%"/>
    </style:style>
    <style:style style:name="T2" style:family="text">
      <style:text-properties style:text-position="0% 100%"/>
    </style:style>
    <style:style style:name="T3" style:family="text">
      <style:text-properties officeooo:rsid="001abebb"/>
    </style:style>
    <style:style style:name="T4" style:family="text">
      <style:text-properties officeooo:rsid="001bda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luding Discussion</text:p>
      <text:p text:style-name="P2"><text:s text:c="7"/></text:p>
      <text:p text:style-name="P2"><text:s text:c="5"/>In this book I have documented how the Soviets inherited Nazi neuroweapons and then with the fall of the Soviet Union the pandoras box on technology capable of manipulating humans remotely became open to the highest bidder, one such interested party was the US NSA among others, although most development is in the private military industrial complex such as Lockheed-Martin which has shown an active program in neuroweapons through the work of Dr. John Norseen, among many unknown classified others doing the same work. I have also shown that the post-WWII Nazis were interested in using such methods as information warfare to establish a 4<text:span text:style-name="T1">th</text:span> Reich. <text:s/>The problem with neuroweapons is that they are non-lethal and are much more easy to deploy minus that executive action component, although it can be used to start wars information warfare is usually in most cases non-violent a form of diplomatic pressure and influence conducted through instrumental means with a specific function in mind when it is deployed. So the question is why haven’t you heard of this before if you haven’t?</text:p>
      <text:p text:style-name="P2"><text:s text:c="6"/>I have argued in this book that this technology is some of the most classified and biggest secrets in the Intelligence Community, something simply not spoken of. <text:s/>To keep it under the radar the actual real scientific research in this area is termed ‘pseudoscience’ to dissuade private development of this technology, through private development, private countermeasures would also be created. <text:s/>This is no different from any IC agent protecting their sources, they simply will deny this tech exists to protect their own capability no matter how bad the impact of others use of this technology on one’s own society and people. </text:p>
      <text:p text:style-name="P2"><text:s text:c="5"/>Of course this is a conspiracy theory, but some conspiracies are real and are investigated with legal authority and until there is a conviction that too is just a conspiracy theory. <text:s/>I propose that the documents mentioned in this work establishes the existence of such programs. <text:s/>The next question in western countries is that if it is used by governments domestically or by private groups against their fellow citizens is that illegal. <text:s/>The legal work around as far as a western government firmly rooted in individual liberties is, for at least the US, <text:span text:style-name="T3">is to fully automate such a system to get around prohibitions on domestic spying on one’s own citizens against their will and without due warrants or authority, such a bulk collection and analysis system does fly under the oversight radar. The more pressing problem is actually if it is in private hands such as a shadowy Weapons manufacturer looking to push weapons sales by manipulating politics how to prove they are and how to stop it, since there are hardly any laws against this. </text:span><text:s/><text:span text:style-name="T3">Yet, general public information itself is a tool in defending one’s people against such technology and that is the primary goal of this work, to make it known this is a real technical capability and it is being used in the real world, not simply by large Governments, but by any group with the right training and resources. <text:s/>Indeed, if we were to view the conspiracy theories about the NSA controlling networks of cell towers as the only means of doing such work, then it would take a very large organized bureaucracy to maintain it and would also be impossible to keep it secret with that many moving parts. <text:s/>Yet, with the largely unknown Gravitational basis to such weapons the footprint and labor that it would take to pull off such a crime is very small, perhaps even as small as a small terrorist cell if they have the right resources. </text:span></text:p>
      <text:p text:style-name="P2"><text:s text:c="6"/><text:span text:style-name="T3">The systems themselves are not pseudoscience but are based in well established physical effects, namely the Ahronov-Bohm effect, rather then ‘Torsion’ or ‘Microleptons’ as related by Soviet scientists, then again such explanations may be disinformation itself to protect classified A-B technology. </text:span><text:span text:style-name="T4">We have also seen how this technology is based in quantum entanglement, which itself also might be a secret they wanted to protect, as we now see Quantum Radar being developed which harnesses quantum entanglement in much the same way as used in these A-B generator based weapons. If instrumental technological telepathy is a capability it opens several new avenues of technological development that impacts far outside of just weapons development. <text:s/>When we add the Casimir effect into this mix we have even more new ways of engineering at the nanoscale which itself also is something to protect for national governments seeking to protect it’s technological edge. <text:s/>On the one hand we have a massive capability that could be used to manage perceptions, including scientific perspectives, and on the other hand the need to protect it itself, so such a capability becomes it’s own best means of protection and keeping such knowledge locked up in the Security state at very high </text:span><text:soft-page-break/><text:span text:style-name="T4">levels, as the management of such systems can occur in very small groups, even roguely within large bureaucracy by a small group means a very small footprint indeed for those in the know, and those in the know can simply use an endless supply of useful idiots to conduct such operations.</text:span></text:p>
      <text:p text:style-name="P2"><text:s text:c="5"/><text:span text:style-name="T4">Automation adds a most troubling dimension to this and also is a support to the argument of a small footprint for such an operation, it allows a small group of managers to use machines to do all the grunt work that used to take hundreds of field agents, the field agents replaced by disembodied AI agents. <text:s/>Yet, if they are using automation for control there are tell-tale signs that automation is involved and those signs can be used as exploits to detect such an influence machine is in operation in a given area or topic or concern. </text:span></text:p>
      <text:p text:style-name="P2"><text:s text:c="5"/><text:span text:style-name="T4">We live in a transitory age as we are first learning of high-tech capabilities, yet we know it takes generations for any new tech to mature and be learned to live with in harmony and integrated into the everyday human experience. <text:s/>As much as such systems can be used for control and other bad things, it can also be used for good, and with such theories it may lead to a new dramatic growth in other new technological areas, and if we dream a little maybe even faster then light trave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1T10:46:25.358000000</meta:creation-date>
    <dc:date>2022-02-11T11:27:34.937000000</dc:date>
    <meta:editing-duration>PT2M25S</meta:editing-duration>
    <meta:editing-cycles>1</meta:editing-cycles>
    <meta:document-statistic meta:table-count="0" meta:image-count="0" meta:object-count="0" meta:page-count="2" meta:paragraph-count="8" meta:word-count="1050" meta:character-count="6233" meta:non-whitespace-character-count="5134"/>
    <meta:generator>LibreOffice/6.4.0.3$Windows_X86_64 LibreOffice_project/b0a288ab3d2d4774cb44b62f04d5d28733ac6df8</meta:generator>
  </office:meta>
</office:document-meta>
</file>